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24e8e5" officeooo:paragraph-rsid="0024e8e5" style:letter-kerning="true" style:font-size-asian="12pt"/>
    </style:style>
    <style:style style:name="P4" style:family="paragraph" style:parent-style-name="Standard">
      <style:paragraph-properties fo:margin-left="8.5cm" fo:margin-right="0cm" fo:margin-top="0cm" fo:margin-bottom="1.139cm" loext:contextual-spacing="false" fo:line-height="100%" fo:text-indent="0cm" style:auto-text-indent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8.5cm" fo:margin-right="0cm" fo:margin-top="0cm" fo:margin-bottom="0.139cm" loext:contextual-spacing="false" fo:line-height="100%" fo:text-indent="0cm" style:auto-text-indent="false"/>
      <style:text-properties style:font-name="Times New Roman" fo:font-style="normal" fo:font-weight="bold" style:letter-kerning="true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8.5cm" fo:margin-right="0cm" fo:margin-top="0cm" fo:margin-bottom="0.139cm" loext:contextual-spacing="false" fo:line-height="100%" fo:text-indent="0cm" style:auto-text-indent="false"/>
      <style:text-properties style:font-name="Times New Roman" fo:font-style="normal" fo:font-weight="bold" officeooo:paragraph-rsid="00199d10" style:letter-kerning="true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1cm" fo:margin-bottom="1cm" loext:contextual-spacing="false" fo:text-align="start" style:justify-single-word="false"/>
      <style:text-properties style:font-name="Times New Roman" fo:font-style="normal" officeooo:paragraph-rsid="0002abd6" style:letter-kerning="true" style:font-style-asian="normal" style:font-style-complex="normal"/>
    </style:style>
    <style:style style:name="P8" style:family="paragraph" style:parent-style-name="Standard">
      <style:paragraph-properties fo:margin-top="0.139cm" fo:margin-bottom="0.139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1f8c6" officeooo:paragraph-rsid="0021f8c6" style:letter-kerning="true" style:font-style-asian="normal" style:font-style-complex="normal"/>
    </style:style>
    <style:style style:name="P9" style:family="paragraph" style:parent-style-name="Standard">
      <style:paragraph-properties fo:margin-top="1cm" fo:margin-bottom="0cm" loext:contextual-spacing="false" fo:text-align="center" style:justify-single-word="false"/>
      <style:text-properties style:font-name="Times New Roman" style:letter-kerning="true"/>
    </style:style>
    <style:style style:name="P10" style:family="paragraph" style:parent-style-name="Standard" style:list-style-name="L1">
      <style:paragraph-properties fo:margin-top="0.139cm" fo:margin-bottom="0.139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679b2" officeooo:paragraph-rsid="002679b2" style:letter-kerning="true" style:font-style-asian="normal" style:font-style-complex="normal"/>
    </style:style>
    <style:style style:name="P11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679b2" style:font-size-asian="8pt" style:font-weight-asian="normal" style:font-size-complex="8pt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8973" style:font-weight-asian="normal" style:font-weight-complex="normal"/>
    </style:style>
    <style:style style:name="T3" style:family="text">
      <style:text-properties fo:font-weight="normal" officeooo:rsid="00199d10" style:font-weight-asian="normal" style:font-weight-complex="normal"/>
    </style:style>
    <style:style style:name="T4" style:family="text">
      <style:text-properties fo:font-weight="normal" officeooo:rsid="0024e8e5" style:font-weight-asian="normal" style:font-weight-complex="normal"/>
    </style:style>
    <style:style style:name="T5" style:family="text">
      <style:text-properties fo:font-weight="normal" officeooo:rsid="002679b2" style:font-weight-asian="normal" style:font-weight-complex="normal"/>
    </style:style>
    <style:style style:name="T6" style:family="text">
      <style:text-properties officeooo:rsid="00076920"/>
    </style:style>
    <style:style style:name="T7" style:family="text">
      <style:text-properties officeooo:rsid="001b9625"/>
    </style:style>
    <style:style style:name="T8" style:family="text">
      <style:text-properties officeooo:rsid="0023c193"/>
    </style:style>
    <style:style style:name="T9" style:family="text">
      <style:text-properties fo:text-transform="uppercase" fo:font-size="12pt" fo:font-weight="bold" style:font-size-asian="12pt" style:font-weight-asian="bold" style:font-weight-complex="bold"/>
    </style:style>
    <style:style style:name="T10" style:family="text">
      <style:text-properties fo:text-transform="uppercase" fo:font-size="12pt" fo:font-weight="bold" officeooo:rsid="0024e8e5" style:font-size-asian="12pt" style:font-weight-asian="bold" style:font-weight-complex="bold"/>
    </style:style>
    <style:style style:name="T11" style:family="text">
      <style:text-properties officeooo:rsid="0024e8e5"/>
    </style:style>
    <style:style style:name="T12" style:family="text">
      <style:text-properties officeooo:rsid="00230f66"/>
    </style:style>
    <style:style style:name="T13" style:family="text">
      <style:text-properties officeooo:rsid="002679b2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2" svg:x1="0cm" svg:y1="14.85cm" svg:x2="0.701cm" svg:y2="14.85cm">
        <text:p/>
      </draw:line>
      <text:p text:style-name="P7"><text:span text:style-name="T1"><text:s/></text:span><text:span text:style-name="T1"><text:drop-down text:name=""><text:label text:value="11.0.01.01.0 – APS Belo Horizonte Barreiro"/><text:label text:value="11.0.01.02.0 – APS Belo Horizonte Floresta"/><text:label text:value="11.0.01.03.0 – APS Belo Horizonte Oeste"/><text:label text:value="11.0.01.04.0 – APS Belo Horizonte Padre Eustáquio"/><text:label text:value="11.0.01.06.0 – APS Belo Horizonte Santa Efigênia"/><text:label text:current-selected="true" text:value="11.0.01.09.0 – APS Belo Horizonte Sul"/><text:label text:value="11.0.01.10.0 – APS Belo Horizonte Venda Nova"/><text:label text:value="11.0.01.11.0 – APS ADJ Belo Horizonte"/><text:label text:value="11.0.01.12.0 – APS BH Calafate"/><text:label text:value="11.0.01.14.0 – APS AI Belo Horizonte"/>11.0.01.09.0 – APS Belo Horizonte Sul</text:drop-down></text:span><text:span text:style-name="T1"> em </text:span><text:span text:style-name="T1"><text:date style:data-style-name="N76" text:date-value="2016-07-26T21:48:43.013000283">26 de julho de 2016</text:date></text:span><text:span text:style-name="T1">.</text:span></text:p>
      <text:p text:style-name="P6">Ref.: <text:span text:style-name="T2">B</text:span><text:span text:style-name="T3">42</text:span><text:span text:style-name="T2">/</text:span><text:span text:style-name="T4">1</text:span></text:p>
      <text:p text:style-name="P5">Int.: <text:span text:style-name="T5">NomeInteressado</text:span></text:p>
      <text:p text:style-name="P4"><text:span text:style-name="T1">Ass.:</text:span> <text:span text:style-name="T13">DescAssunto</text:span></text:p>
      <text:list xml:id="list2331285262472610281" text:style-name="L1">
        <text:list-item>
          <text:p text:style-name="P10">Texto.</text:p>
        </text:list-item>
        <text:list-item>
          <text:p text:style-name="P10">Texto.</text:p>
        </text:list-item>
      </text:list>
      <text:p text:style-name="P8"/>
      <text:p text:style-name="P8"/>
      <text:p text:style-name="P9"><text:span text:style-name="T9"><text:author-name text:fixed="false">Douglas Rodrigues de Almeida</text:author-name></text:span></text:p>
      <text:p text:style-name="P3">Técnico do Seguro Social</text:p>
      <text:p text:style-name="P2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679b2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officeooo:rsid="00230f66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0.6cm" svg:width="2.032cm" svg:height="2.032cm" draw:z-index="1"><draw:image xlink:href="Pictures/10000000000000F0000000F013D63E61E3BDED3E.png" xlink:type="simple" xlink:show="embed" xlink:actuate="onLoad"/></draw:frame></text:p>
        <text:p text:style-name="MP1"/>
        <text:p text:style-name="MP1"/>
        <text:p text:style-name="MP1">INSTITUTO NACIONAL DO SEGURO SOCIA<text:span text:style-name="MT1">L</text:span></text:p>
      </style:header>
      <style:footer>
        <text:p text:style-name="MP2">Proteção para o trabalhador e sua famíli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14-10-23T12:40:03.233000000</meta:creation-date>
    <dc:language>pt-BR</dc:language>
    <meta:editing-cycles>15</meta:editing-cycles>
    <meta:editing-duration>PT2H32M16S</meta:editing-duration>
    <dc:title>Despacho genérico</dc:title>
    <dc:description>Integrante do Modelos de Documentos 2017.</dc:description>
    <dc:date>2016-07-26T21:48:42.482000000</dc:date>
    <meta:printed-by>Douglas Rodrigues de Almeida</meta:printed-by>
    <meta:print-date>2015-01-20T14:10:49.339000000</meta:print-date>
    <dc:creator>Douglas Rodrigues de Almeida</dc:creator>
    <meta:document-statistic meta:table-count="0" meta:image-count="1" meta:object-count="0" meta:page-count="1" meta:paragraph-count="11" meta:word-count="44" meta:character-count="285" meta:non-whitespace-character-count="252"/>
    <meta:user-defined meta:name="Versão">2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